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54in"/>
    </style:style>
    <style:style style:name="co2" style:family="table-column">
      <style:table-column-properties fo:break-before="auto" style:column-width="2.189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2.3181in"/>
    </style:style>
    <style:style style:name="co5" style:family="table-column">
      <style:table-column-properties fo:break-before="auto" style:column-width="2.1028in"/>
    </style:style>
    <style:style style:name="co6" style:family="table-column">
      <style:table-column-properties fo:break-before="auto" style:column-width="2.4217in"/>
    </style:style>
    <style:style style:name="co7" style:family="table-column">
      <style:table-column-properties fo:break-before="auto" style:column-width="1.948in"/>
    </style:style>
    <style:style style:name="co8" style:family="table-column">
      <style:table-column-properties fo:break-before="auto" style:column-width="2.4819in"/>
    </style:style>
    <style:style style:name="co9" style:family="table-column">
      <style:table-column-properties fo:break-before="auto" style:column-width="0.92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1.6634in"/>
    </style:style>
    <style:style style:name="co13" style:family="table-column">
      <style:table-column-properties fo:break-before="auto" style:column-width="0.5339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7.971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7681in" fo:break-before="auto" style:use-optimal-row-height="true"/>
    </style:style>
    <style:style style:name="ta1" style:family="table" style:master-page-name="PageStyle_5f_Shopenzer_20_Testcases">
      <style:table-properties table:display="true" style:writing-mode="lr-tb"/>
    </style:style>
    <style:style style:name="ta2" style:family="table" style:master-page-name="PageStyle_5f_Testscearnios">
      <style:table-properties table:display="true" style:writing-mode="lr-tb"/>
    </style:style>
    <number:date-style style:name="N8039" number:language="en" number:country="SG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ackground-color="#fdeada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 style:data-style-name="N8039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vertical-align="top" draw:auto-grow-height="true" fo:min-height="0in" fo:min-width="0in" fo:padding-top="0.0492in" fo:padding-bottom="0.0492in" fo:padding-left="0.0984in" fo:padding-right="0.0984in" fo:wrap-option="no-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openzer Testcas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table:number-columns-spanned="4" table:number-rows-spanned="4"/>
          <table:covered-table-cell table:number-columns-repeated="2" table:style-name="ce6"/>
          <table:covered-table-cell table:style-name="ce9"/>
          <table:table-cell table:style-name="ce13" office:value-type="string">
            <text:p>Date</text:p>
          </table:table-cell>
          <table:table-cell table:style-name="ce15" office:value-type="date" office:date-value="2022-11-19">
            <text:p>Nov 19, 22</text:p>
          </table:table-cell>
          <table:table-cell table:number-columns-spanned="8" table:number-rows-spanned="4"/>
          <table:covered-table-cell table:number-columns-repeated="6" table:style-name="ce6"/>
          <table:covered-table-cell table:style-name="ce9"/>
          <table:table-cell table:number-columns-repeated="1010"/>
        </table:table-row>
        <table:table-row table:style-name="ro2">
          <table:covered-table-cell table:style-name="ce2"/>
          <table:covered-table-cell table:number-columns-repeated="2" table:style-name="ce7"/>
          <table:covered-table-cell table:style-name="ce10"/>
          <table:table-cell table:style-name="ce14" office:value-type="string">
            <text:p>Team ID</text:p>
          </table:table-cell>
          <table:table-cell table:style-name="ce14" office:value-type="string">
            <text:p>PNT2022TMID04527</text:p>
          </table:table-cell>
          <table:covered-table-cell table:style-name="ce2"/>
          <table:covered-table-cell table:number-columns-repeated="6" table:style-name="ce7"/>
          <table:covered-table-cell table:style-name="ce10"/>
          <table:table-cell table:number-columns-repeated="1010"/>
        </table:table-row>
        <table:table-row table:style-name="ro3">
          <table:covered-table-cell table:style-name="ce2"/>
          <table:covered-table-cell table:number-columns-repeated="2" table:style-name="ce7"/>
          <table:covered-table-cell table:style-name="ce10"/>
          <table:table-cell table:style-name="ce13" office:value-type="string">
            <text:p>Project Name</text:p>
          </table:table-cell>
          <table:table-cell table:style-name="ce14" office:value-type="string">
            <text:p>Analytics in Hospital Health Care Data</text:p>
          </table:table-cell>
          <table:covered-table-cell table:style-name="ce2"/>
          <table:covered-table-cell table:number-columns-repeated="6" table:style-name="ce7"/>
          <table:covered-table-cell table:style-name="ce10"/>
          <table:table-cell table:number-columns-repeated="1010"/>
        </table:table-row>
        <table:table-row table:style-name="ro1">
          <table:covered-table-cell table:style-name="ce3"/>
          <table:covered-table-cell table:number-columns-repeated="2" table:style-name="ce8"/>
          <table:covered-table-cell table:style-name="ce11"/>
          <table:table-cell table:style-name="ce14" office:value-type="string">
            <text:p>Maximum Marks</text:p>
          </table:table-cell>
          <table:table-cell table:style-name="ce16" office:value-type="string">
            <text:p>4 marks</text:p>
          </table:table-cell>
          <table:covered-table-cell table:style-name="ce3"/>
          <table:covered-table-cell table:number-columns-repeated="6" table:style-name="ce8"/>
          <table:covered-table-cell table:style-name="ce11"/>
          <table:table-cell table:number-columns-repeated="1010"/>
        </table:table-row>
        <table:table-row table:style-name="ro4">
          <table:table-cell table:style-name="ce4" office:value-type="string">
            <text:p>Test case ID</text:p>
            <draw:custom-shape table:end-cell-address="'Shopenzer Testcases'.A6" table:end-x="0.6831in" table:end-y="0.0059in" draw:z-index="0" draw:name="TextBox 1" draw:style-name="gr1" draw:text-style-name="P1" svg:width="0.2016in" svg:height="0.289in" svg:x="0.4815in" svg:y="0.115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" office:value-type="string">
            <text:p>Feature Type</text:p>
          </table:table-cell>
          <table:table-cell table:style-name="ce4" office:value-type="string">
            <text:p>Component</text:p>
          </table:table-cell>
          <table:table-cell table:style-name="ce4" office:value-type="string">
            <text:p><text:s/>Test Scenario</text:p>
          </table:table-cell>
          <table:table-cell table:style-name="ce4" office:value-type="string">
            <text:p>Pre-Requisite</text:p>
          </table:table-cell>
          <table:table-cell table:style-name="ce4" office:value-type="string">
            <text:p>Steps To Execute</text:p>
          </table:table-cell>
          <table:table-cell table:style-name="ce4" office:value-type="string">
            <text:p>Test Data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nets</text:p>
          </table:table-cell>
          <table:table-cell table:style-name="ce4" office:value-type="string">
            <text:p>TC for Automation(Y/N)</text:p>
          </table:table-cell>
          <table:table-cell table:style-name="ce4" office:value-type="string">
            <text:p>BUG ID</text:p>
          </table:table-cell>
          <table:table-cell table:style-name="ce4" office:value-type="string">
            <text:p>Executed By</text:p>
          </table:table-cell>
          <table:table-cell table:style-name="ce4" table:number-columns-repeated="1010"/>
        </table:table-row>
        <table:table-row table:style-name="ro5">
          <table:table-cell office:value-type="string">
            <text:p>City_Code</text:p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</text:p>
          </table:table-cell>
          <table:table-cell office:value-type="string">
            <text:p>Verify the</text:p>
            <text:p>dataset for</text:p>
            <text:p>accurate</text:p>
            <text:p>performance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8" office:value-type="string">
            <text:p>https://github.com/IBM-EPBL/IBM-Project-17670-1659675014/blob/main/Final%20Deliverables/dataset/test_data.csv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Pass</text:p>
          </table:table-cell>
          <table:table-cell office:value-type="string">
            <text:p>Cognos analytics <text:s/>to accurate predict of patients </text:p>
            <text:p>City_Code <text:s text:c="6"/>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Suja S</text:p>
          </table:table-cell>
          <table:table-cell table:number-columns-repeated="1010"/>
        </table:table-row>
        <table:table-row table:style-name="ro6">
          <table:table-cell office:value-type="string">
            <text:p>Avslisble Extra Roomin Hospital</text:p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</text:p>
          </table:table-cell>
          <table:table-cell office:value-type="string">
            <text:p>Verify the</text:p>
            <text:p>dataset for</text:p>
            <text:p>accurate</text:p>
            <text:p>performance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8" office:value-type="string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Pass</text:p>
          </table:table-cell>
          <table:table-cell office:value-type="string">
            <text:p>Cognos analytics <text:s/>to accurate predict of patients Avslisble Extra Roomin Hospital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Subalakshmi G</text:p>
          </table:table-cell>
          <table:table-cell table:number-columns-repeated="1010"/>
        </table:table-row>
        <table:table-row table:style-name="ro6">
          <table:table-cell office:value-type="string">
            <text:p>Department</text:p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</text:p>
          </table:table-cell>
          <table:table-cell office:value-type="string">
            <text:p>Verify the</text:p>
            <text:p>dataset for</text:p>
            <text:p>accurate</text:p>
            <text:p>performances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9" office:value-type="string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pass</text:p>
          </table:table-cell>
          <table:table-cell office:value-type="string">
            <text:p>Cognos analytics <text:s/>to accurate predict of patients Department in <text:s/>Hospital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Subhiksha s</text:p>
          </table:table-cell>
          <table:table-cell table:number-columns-repeated="1010"/>
        </table:table-row>
        <table:table-row table:style-name="ro6">
          <table:table-cell office:value-type="string">
            <text:p>Ward_Type</text:p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 </text:p>
          </table:table-cell>
          <table:table-cell office:value-type="string">
            <text:p>Verify the</text:p>
            <text:p>dataset for</text:p>
            <text:p>accurate</text:p>
            <text:p>performance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9" office:value-type="string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pass</text:p>
          </table:table-cell>
          <table:table-cell office:value-type="string">
            <text:p>Cognos </text:p>
            <text:p>analytics <text:s/>to accurate predict of patients Ward_Type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Thaarani S</text:p>
          </table:table-cell>
          <table:table-cell table:number-columns-repeated="1010"/>
        </table:table-row>
        <table:table-row table:style-name="ro5">
          <table:table-cell office:value-type="string">
            <text:p>Bed Grade</text:p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 </text:p>
          </table:table-cell>
          <table:table-cell office:value-type="string">
            <text:p>Verify the</text:p>
            <text:p>dataset for</text:p>
            <text:p>accurate</text:p>
            <text:p>performance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9" office:value-type="string">
            <text:p>https://github.com/IBM-EPBL/IBM-Project-17670-1659675014/blob/main/Final%20Deliverables/dataset/test_data.csv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Fail</text:p>
          </table:table-cell>
          <table:table-cell office:value-type="string">
            <text:p>Some datas are not accurate</text:p>
          </table:table-cell>
          <table:table-cell office:value-type="string">
            <text:p>no</text:p>
          </table:table-cell>
          <table:table-cell office:value-type="string">
            <text:p>low</text:p>
          </table:table-cell>
          <table:table-cell office:value-type="string">
            <text:p>Suja S</text:p>
          </table:table-cell>
          <table:table-cell table:number-columns-repeated="1010"/>
        </table:table-row>
        <table:table-row table:style-name="ro6">
          <table:table-cell office:value-type="string">
            <text:p>Type of Admission</text:p>
            <draw:custom-shape table:end-cell-address="'Shopenzer Testcases'.A13" table:end-x="0.6831in" table:end-y="0.098in" draw:z-index="1" draw:name="TextBox 2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2" draw:name="TextBox 3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3" draw:name="TextBox 4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4" draw:name="TextBox 5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5" draw:name="TextBox 6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6" draw:name="TextBox 7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7" draw:name="TextBox 8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8" draw:name="TextBox 9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9" draw:name="TextBox 10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0" draw:name="TextBox 11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1" draw:name="TextBox 12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2" draw:name="TextBox 13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3" draw:name="TextBox 14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4" draw:name="TextBox 15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5" draw:name="TextBox 16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6" draw:name="TextBox 17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7" draw:name="TextBox 18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8" draw:name="TextBox 19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19" draw:name="TextBox 20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20" draw:name="TextBox 21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21" draw:name="TextBox 22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  <draw:custom-shape table:end-cell-address="'Shopenzer Testcases'.A13" table:end-x="0.6831in" table:end-y="0.098in" draw:z-index="22" draw:name="TextBox 23" draw:style-name="gr1" draw:text-style-name="P1" svg:width="0.2016in" svg:height="0.8898in" svg:x="0.4815in" svg:y="0.1681in">
              <text:p text:style-name="P1"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Dashboard/report,report</text:p>
          </table:table-cell>
          <table:table-cell office:value-type="string">
            <text:p>Cognos</text:p>
            <text:p>Analytics </text:p>
          </table:table-cell>
          <table:table-cell office:value-type="string">
            <text:p>Verify the</text:p>
            <text:p>dataset for</text:p>
            <text:p>accurate</text:p>
            <text:p>performance</text:p>
          </table:table-cell>
          <table:table-cell office:value-type="string">
            <text:p>Aquality</text:p>
            <text:p>dataset</text:p>
          </table:table-cell>
          <table:table-cell table:style-name="ce17" office:value-type="string">
            <text:p>1.Upload the dataset</text:p>
            <text:p>2.Explore the data</text:p>
            <text:p>3.Create dashboard</text:p>
          </table:table-cell>
          <table:table-cell table:style-name="ce19" office:value-type="string">
            <text:p><text:a xlink:href="https://github.com/IBM-EPBL/IBM-Project-17670-1659675014/blob/main/Final%20Deliverables/dataset/test_data.csv">https://github.com/IBM-EPBL/IBM-Project-17670-1659675014/blob/main/Final%20Deliverables/dataset/test_data.csv</text:a></text:p>
          </table:table-cell>
          <table:table-cell table:style-name="ce17" office:value-type="string">
            <text:p>Accurate</text:p>
            <text:p>Prediction</text:p>
          </table:table-cell>
          <table:table-cell office:value-type="string">
            <text:p>Working as expected</text:p>
          </table:table-cell>
          <table:table-cell office:value-type="string">
            <text:p>pass</text:p>
          </table:table-cell>
          <table:table-cell office:value-type="string">
            <text:p>Cognos analytics <text:s/></text:p>
            <text:p>to accurate </text:p>
            <text:p>predict of Type of Admission</text:p>
          </table:table-cell>
          <table:table-cell office:value-type="string">
            <text:p>yes</text:p>
          </table:table-cell>
          <table:table-cell office:value-type="string">
            <text:p>high</text:p>
          </table:table-cell>
          <table:table-cell office:value-type="string">
            <text:p>Thaarani S</text:p>
          </table:table-cell>
          <table:table-cell table:number-columns-repeated="1010"/>
        </table:table-row>
        <table:table-row table:style-name="ro2" table:number-rows-repeated="3">
          <table:table-cell table:style-name="ce5" table:number-columns-repeated="3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1016"/>
        </table:table-row>
        <table:table-row table:style-name="ro2" table:number-rows-repeated="17">
          <table:table-cell table:number-columns-repeated="7"/>
          <table:table-cell table:style-name="ce17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cearnios" table:style-name="ta2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number-columns-repeated="1022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>
            <text:p>Test Scenarios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rify user is able to see login page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erify user is able to loginto application or not?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rify user is able to navigate to create your account page?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rify user is able to recovery password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eriify login page elemen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earch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rify user is able to search by entering keywords in search box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erify user is able to see suggestions based on keyword entered in search box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rify user is able to see related auto suggestions displaying based on keyword entered in search box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rify user is able to see no matches found message when no results are matching with entered keyword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erify user is able to see seach detailed page when nothing entered in textbox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SG">
      <number:number number:min-integer-digits="1"/>
    </number:number-style>
    <number:number-style style:name="N8116P0" style:volatile="true" number:language="en" number:country="SG">
      <number:number number:decimal-places="0" number:min-integer-digits="1" number:grouping="true"/>
    </number:number-style>
    <number:number-style style:name="N8116" number:language="en" number:country="SG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SG">
      <number:number number:decimal-places="0" number:min-integer-digits="1" number:grouping="true"/>
    </number:number-style>
    <number:number-style style:name="N8117" number:language="en" number:country="SG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SG">
      <number:number number:decimal-places="2" number:min-integer-digits="1" number:grouping="true"/>
    </number:number-style>
    <number:number-style style:name="N8118" number:language="en" number:country="SG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SG">
      <number:number number:decimal-places="2" number:min-integer-digits="1" number:grouping="true"/>
    </number:number-style>
    <number:number-style style:name="N8119" number:language="en" number:country="SG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SG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SG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SG">
      <number:text> - </number:text>
    </number:number-style>
    <number:text-style style:name="N8120" number:language="en" number:country="SG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SG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SG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SG">
      <number:text> -</number:text>
      <number:number number:decimal-places="0" number:min-integer-digits="0"/>
      <number:text> </number:text>
    </number:number-style>
    <number:text-style style:name="N8121" number:language="en" number:country="SG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SG">
      <number:minutes number:style="long"/>
      <number:text>:</number:text>
      <number:seconds number:style="long"/>
    </number:time-style>
    <number:time-style style:name="N8123" number:language="en" number:country="S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SG">
      <number:minutes number:style="long"/>
      <number:text>:</number:text>
      <number:seconds number:style="long" number:decimal-places="1"/>
    </number:time-style>
    <number:number-style style:name="N8125" number:language="en" number:country="S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11/21/2022</text:date>, <text:time>15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openzer_20_Testcases" style:display-name="PageStyle_Shopenzer 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cearnios" style:display-name="PageStyle_Testscearni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1T15:33:14.04</dc:date>
    <meta:document-statistic meta:table-count="2" meta:cell-count="128" meta:object-count="23"/>
    <meta:generator>OpenOffice/4.1.3$Win32 OpenOffice.org_project/413m1$Build-9783</meta:generator>
  </office:meta>
</office:document-meta>
</file>